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xi Sans" svg:font-family="'Luxi Sans'" style:font-pitch="variable"/>
    <style:font-face style:name="Luxi Serif" svg:font-family="'Luxi Serif'" style:font-family-generic="roman" style:font-pitch="variable"/>
    <style:font-face style:name="Nimbus sans l" svg:font-family="'Nimbus sans l'" style:font-family-generic="swiss"/>
    <style:font-face style:name="OpenSymbol" svg:font-family="OpenSymbol"/>
    <style:font-face style:name="Tahoma" svg:font-family="Tahoma" style:font-family-generic="system" style:font-pitch="variable"/>
    <style:font-face style:name="Tahoma1" svg:font-family="Tahoma, Lucidasans, 'Lucida Sans', 'Arial Unicode MS'"/>
    <style:font-face style:name="Tahoma2" svg:font-family="Tahoma, Lucidasans, 'Lucida Sans', 'Arial Unicode MS'" style:font-pitch="variable"/>
  </office:font-face-decls>
  <office:automatic-styles>
    <style:style style:name="P1" style:family="paragraph" style:parent-style-name="Header">
      <style:text-properties style:font-name="Nimbus sans l" fo:font-size="8pt" fo:font-style="italic" officeooo:rsid="00871f52" officeooo:paragraph-rsid="00871f52" style:font-size-asian="8pt" style:font-style-asian="italic" style:font-size-complex="8pt" style:font-style-complex="italic"/>
    </style:style>
    <style:style style:name="P2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paragraph-rsid="0011f3a8" style:font-size-asian="11pt" style:font-size-complex="11pt"/>
    </style:style>
    <style:style style:name="P3" style:family="paragraph" style:parent-style-name="Standard">
      <style:paragraph-properties fo:line-height="150%">
        <style:tab-stops>
          <style:tab-stop style:position="9.668cm"/>
          <style:tab-stop style:position="15.18cm" style:type="right"/>
        </style:tab-stops>
      </style:paragraph-properties>
      <style:text-properties style:font-name="Arial" fo:font-size="11pt" officeooo:paragraph-rsid="0011f3a8" style:font-size-asian="11pt" style:font-size-complex="11pt"/>
    </style:style>
    <style:style style:name="P4" style:family="paragraph" style:parent-style-name="Standard">
      <style:paragraph-properties fo:line-height="150%">
        <style:tab-stops>
          <style:tab-stop style:position="10.34cm"/>
          <style:tab-stop style:position="15.189cm" style:type="right"/>
        </style:tab-stops>
      </style:paragraph-properties>
      <style:text-properties style:font-name="Arial" fo:font-size="11pt" officeooo:paragraph-rsid="0011f3a8" style:font-size-asian="11pt" style:font-size-complex="11pt"/>
    </style:style>
    <style:style style:name="P5" style:family="paragraph" style:parent-style-name="Standard">
      <style:paragraph-properties fo:line-height="150%"/>
      <style:text-properties style:font-name="Arial" fo:font-size="11pt" officeooo:paragraph-rsid="0011f3a8" style:font-size-asian="11pt" style:font-size-complex="11pt"/>
    </style:style>
    <style:style style:name="P6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83ace4" officeooo:paragraph-rsid="0011f3a8" style:font-size-asian="11pt" style:font-size-complex="11pt"/>
    </style:style>
    <style:style style:name="P7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13486a" officeooo:paragraph-rsid="0013486a" style:font-size-asian="11pt" style:font-size-complex="11pt"/>
    </style:style>
    <style:style style:name="P8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16bae0" officeooo:paragraph-rsid="0016bae0" style:font-size-asian="11pt" style:font-size-complex="11pt"/>
    </style:style>
    <style:style style:name="P9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fo:font-weight="bold" officeooo:rsid="0071914d" officeooo:paragraph-rsid="0011f3a8" style:font-size-asian="11pt" style:font-weight-asian="bold" style:font-size-complex="11pt" style:font-weight-complex="bold"/>
    </style:style>
    <style:style style:name="P10" style:family="paragraph" style:parent-style-name="Standard" style:master-page-name="Default_20_Page_20_Style1">
      <style:paragraph-properties fo:line-height="150%" style:page-number="1">
        <style:tab-stops>
          <style:tab-stop style:position="15.189cm" style:type="right"/>
        </style:tab-stops>
      </style:paragraph-properties>
      <style:text-properties style:font-name="Arial" fo:font-size="11pt" officeooo:paragraph-rsid="0011f3a8" style:font-size-asian="11pt" style:font-size-complex="11pt"/>
    </style:style>
    <style:style style:name="P11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paragraph-rsid="0011f3a8" style:font-size-asian="11pt" style:font-size-complex="11pt"/>
    </style:style>
    <style:style style:name="P12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paragraph-rsid="0017146a" style:font-size-asian="11pt" style:font-size-complex="11pt"/>
    </style:style>
    <style:style style:name="T1" style:family="text">
      <style:text-properties officeooo:rsid="008e84cb"/>
    </style:style>
    <style:style style:name="T2" style:family="text">
      <style:text-properties officeooo:rsid="00e9c1ec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officeooo:rsid="00d02c1b"/>
    </style:style>
    <style:style style:name="T5" style:family="text">
      <style:text-properties officeooo:rsid="0013486a"/>
    </style:style>
    <style:style style:name="T6" style:family="text">
      <style:text-properties officeooo:rsid="0017146a"/>
    </style:style>
    <style:style style:name="T7" style:family="text">
      <style:text-properties officeooo:rsid="00171dba"/>
    </style:style>
    <style:style style:name="T8" style:family="text">
      <style:text-properties officeooo:rsid="00187662"/>
    </style:style>
    <number:date-style style:name="N10041" number:language="de" number:country="DE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ab/>Jan Keche<text:span text:style-name="T1">l</text:span><text:line-break/><text:tab/>Auenstr. 16</text:p>
      <text:p text:style-name="P2"><text:tab/>88356 Waldbeuren</text:p>
      <text:p text:style-name="P2"><text:span text:style-name="T3">Jan Kechel, Auenstr. 16, 88356 Waldbeuren</text:span><text:tab/></text:p>
      <text:p text:style-name="P3"/>
      <text:p text:style-name="P3"><text:span text:style-name="T4">Staatsanwaltschaft </text:span><text:span text:style-name="T5">Berlin</text:span><text:tab/>Tel.:<text:tab/>07585-7879749</text:p>
      <text:p text:style-name="P3"><text:tab/>E-Mail:<text:tab/>jan@kechel.de</text:p>
      <text:p text:style-name="P3"><text:span text:style-name="T5">10548 Berlin</text:span><text:tab/><text:line-break/><text:tab/>Datum: <text:s/><text:tab/><text:date style:data-style-name="N10041" text:date-value="2025-06-24T18:52:44.213194465">24. Juni 2025</text:date></text:p>
      <text:p text:style-name="P4"/>
      <text:p text:style-name="P4"/>
      <text:p text:style-name="P5"/>
      <text:p text:style-name="P9">Strafanzeige <text:span text:style-name="T6">XXX</text:span></text:p>
      <text:p text:style-name="P2"/>
      <text:p text:style-name="P7">Sehr geehrte Staatsanwältin,</text:p>
      <text:p text:style-name="P7"/>
      <text:p text:style-name="P7">bezugnehmen auf Ihre Antwort möchte ich ihnen gerne weitere Anhaltspunkte für eine Straftat mitteilen.</text:p>
      <text:p text:style-name="P7"/>
      <text:p text:style-name="P7">Vielleicht Überdenken Sie Ihre Entscheidung ja noch einmal.</text:p>
      <text:p text:style-name="P7"/>
      <text:p text:style-name="P8">Bitte ziehen sie unbedingt eine Fachkraft ihrer Wahl hinzu, um eine weitere, unabhängige Meinung zu den beschriebenen Fakten einzuholen.</text:p>
      <text:p text:style-name="P8"/>
      <text:p text:style-name="P12"><text:span text:style-name="T6">Ich empfehle auch, sich erstmal nur auf einen der vielen Schäden zu beziehen, um dadurch aus der Verteidigung zu lernen und weitere Vergehen mit entsprechenden Korrekturen zu verfolgen. </text:span><text:span text:style-name="T7">Suchen Sie sich ein beliebiges Naturschutzgebiet in ihrem Kreis oder einen See oder Fluss in ihrer Nähe aus. Diese Anzeige kann für jedes dieser Gebiete getrennt erneut gestellt werden.</text:span></text:p>
      <text:p text:style-name="P12"/>
      <text:p text:style-name="P6">Vielen Dank!</text:p>
      <text:p text:style-name="P2"/>
      <text:p text:style-name="P2">mit freundlichen Grüßen,</text:p>
      <text:p text:style-name="P2"/>
      <text:p text:style-name="P2"/>
      <text:p text:style-name="P2">Jan Keche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xi Sans" svg:font-family="'Luxi Sans'" style:font-pitch="variable"/>
    <style:font-face style:name="Luxi Serif" svg:font-family="'Luxi Serif'" style:font-family-generic="roman" style:font-pitch="variable"/>
    <style:font-face style:name="Nimbus sans l" svg:font-family="'Nimbus sans l'" style:font-family-generic="swiss"/>
    <style:font-face style:name="OpenSymbol" svg:font-family="OpenSymbol"/>
    <style:font-face style:name="Tahoma" svg:font-family="Tahoma" style:font-family-generic="system" style:font-pitch="variable"/>
    <style:font-face style:name="Tahoma1" svg:font-family="Tahoma, Lucidasans, 'Lucida Sans', 'Arial Unicode MS'"/>
    <style:font-face style:name="Tahoma2" svg:font-family="Tahoma, Lucidasans, 'Lucida Sans', 'Arial Unicode MS'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uxi Serif" fo:font-size="12pt" fo:language="en" fo:country="US" style:letter-kerning="false" style:font-name-asian="Luxi Sans" style:font-size-asian="12pt" style:language-asian="en" style:country-asian="US" style:font-name-complex="Tahoma2" style:font-size-complex="12pt" style:language-complex="en" style:country-complex="US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uxi Serif" fo:font-size="12pt" fo:language="en" fo:country="US" style:letter-kerning="false" style:font-name-asian="Luxi Sans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, Lucidasans, 'Lucida Sans', 'Arial Unicode MS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, Lucidasans, 'Lucida Sans', 'Arial Unicode MS'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, Lucidasans, 'Lucida Sans', 'Arial Unicode MS'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327cm" style:type="center"/>
          <style:tab-stop style:position="14.656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Nimbus sans l" fo:font-size="8pt" fo:font-style="italic" officeooo:rsid="00871f52" officeooo:paragraph-rsid="00871f52" style:font-size-asian="8pt" style:font-style-asian="italic" style:font-size-complex="8pt" style:font-style-complex="italic"/>
    </style:style>
    <style:style style:name="MT1" style:family="text">
      <style:text-properties officeooo:rsid="008e84cb"/>
    </style:style>
    <style:style style:name="MT2" style:family="text">
      <style:text-properties officeooo:rsid="00e9c1ec"/>
    </style:style>
    <style:page-layout style:name="Mpm1">
      <style:page-layout-properties fo:page-width="21.006cm" fo:page-height="29.693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First_20_Page" style:display-name="First Page" style:page-layout-name="Mpm2" draw:style-name="Mdp1" style:next-style-name="Standard"/>
    <style:master-page style:name="Endnote" style:page-layout-name="Mpm3" draw:style-name="Mdp1"/>
    <style:master-page style:name="Default_20_Page_20_Style1" style:display-name="Default Page Style1" style:page-layout-name="Mpm1" draw:style-name="Mdp1">
      <style:header>
        <text:p text:style-name="MP1">Strafanzeige aufgrund der<text:span text:style-name="MT1"> strafbaren </text:span>Förderung fossiler Brennstoffe<text:tab/></text:p>
      </style:header>
    </style:master-page>
    <style:master-page style:name="Default_20_Page_20_Style2" style:display-name="Default Page Style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" style:display-name="Default Page Style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" style:display-name="Default Page Style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" style:display-name="Default Page Style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" style:display-name="Default Page Style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" style:display-name="Default Page Style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" style:display-name="Default Page Style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" style:display-name="Default Page Style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0" style:display-name="Default Page Style1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1" style:display-name="Default Page Style1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2" style:display-name="Default Page Style1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3" style:display-name="Default Page Style1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4" style:display-name="Default Page Style1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5" style:display-name="Default Page Style1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6" style:display-name="Default Page Style1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7" style:display-name="Default Page Style1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8" style:display-name="Default Page Style1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9" style:display-name="Default Page Style1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0" style:display-name="Default Page Style2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1" style:display-name="Default Page Style2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2" style:display-name="Default Page Style2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3" style:display-name="Default Page Style2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4" style:display-name="Default Page Style2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5" style:display-name="Default Page Style2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6" style:display-name="Default Page Style2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7" style:display-name="Default Page Style2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8" style:display-name="Default Page Style2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9" style:display-name="Default Page Style2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0" style:display-name="Default Page Style3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1" style:display-name="Default Page Style3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2" style:display-name="Default Page Style3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3" style:display-name="Default Page Style3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4" style:display-name="Default Page Style3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5" style:display-name="Default Page Style3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6" style:display-name="Default Page Style3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7" style:display-name="Default Page Style3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8" style:display-name="Default Page Style3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9" style:display-name="Default Page Style3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0" style:display-name="Default Page Style4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1" style:display-name="Default Page Style4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2" style:display-name="Default Page Style4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3" style:display-name="Default Page Style4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4" style:display-name="Default Page Style4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5" style:display-name="Default Page Style4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6" style:display-name="Default Page Style4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7" style:display-name="Default Page Style4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8" style:display-name="Default Page Style4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9" style:display-name="Default Page Style4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0" style:display-name="Default Page Style5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1" style:display-name="Default Page Style5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2" style:display-name="Default Page Style5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3" style:display-name="Default Page Style5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4" style:display-name="Default Page Style5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5" style:display-name="Default Page Style5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6" style:display-name="Default Page Style5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7" style:display-name="Default Page Style5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8" style:display-name="Default Page Style5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9" style:display-name="Default Page Style5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0" style:display-name="Default Page Style6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1" style:display-name="Default Page Style6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2" style:display-name="Default Page Style6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3" style:display-name="Default Page Style6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4" style:display-name="Default Page Style6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5" style:display-name="Default Page Style6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6" style:display-name="Default Page Style6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7" style:display-name="Default Page Style6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8" style:display-name="Default Page Style6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9" style:display-name="Default Page Style6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0" style:display-name="Default Page Style7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1" style:display-name="Default Page Style7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2" style:display-name="Default Page Style7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3" style:display-name="Default Page Style7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4" style:display-name="Default Page Style7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5" style:display-name="Default Page Style7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6" style:display-name="Default Page Style7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7" style:display-name="Default Page Style7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8" style:display-name="Default Page Style7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9" style:display-name="Default Page Style7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0" style:display-name="Default Page Style8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1" style:display-name="Default Page Style8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2" style:display-name="Default Page Style8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3" style:display-name="Default Page Style8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4" style:display-name="Default Page Style8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5" style:display-name="Default Page Style8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6" style:display-name="Default Page Style8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7" style:display-name="Default Page Style8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8" style:display-name="Default Page Style8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9" style:display-name="Default Page Style8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0" style:display-name="Default Page Style9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1" style:display-name="Default Page Style9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2" style:display-name="Default Page Style9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3" style:display-name="Default Page Style9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4" style:display-name="Default Page Style9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5" style:display-name="Default Page Style9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6" style:display-name="Default Page Style9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7" style:display-name="Default Page Style9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8" style:display-name="Default Page Style9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9" style:display-name="Default Page Style9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00" style:display-name="Default Page Style10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01" style:display-name="Default Page Style10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02" style:display-name="Default Page Style10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MacOSX_AARCH64 LibreOffice_project/d56cc158d8a96260b836f100ef4b4ef25d6f1a01</meta:generator>
    <meta:creation-date>2005-06-16T16:18:48</meta:creation-date>
    <dc:date>2025-06-24T18:52:06.443464908</dc:date>
    <meta:print-date>2025-06-24T18:52:09.924201966</meta:print-date>
    <meta:editing-cycles>353</meta:editing-cycles>
    <meta:editing-duration>PT12H5M40S</meta:editing-duration>
    <meta:printed-by>PDF files</meta:printed-by>
    <meta:document-statistic meta:table-count="0" meta:image-count="0" meta:object-count="0" meta:page-count="1" meta:paragraph-count="118" meta:word-count="1263" meta:character-count="9479" meta:non-whitespace-character-count="8222"/>
    <meta:user-defined meta:name="Info 1"/>
    <meta:user-defined meta:name="Info 2"/>
    <meta:user-defined meta:name="Info 3"/>
    <meta:user-defined meta:name="Info 4"/>
  </office:meta>
</office:document-meta>
</file>